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0000005D178BF39960D4DAA79.png" manifest:media-type="image/png"/>
  <manifest:file-entry manifest:full-path="Pictures/10000201000003DB0000052C677FDC18F2D79297.png" manifest:media-type="image/png"/>
  <manifest:file-entry manifest:full-path="Pictures/100002010000042A000005C5C36B2FF40C720E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ba8" officeooo:paragraph-rsid="001e4ba8"/>
    </style:style>
    <style:style style:name="P2" style:family="paragraph" style:parent-style-name="Standard">
      <style:text-properties officeooo:paragraph-rsid="001e4ba8"/>
    </style:style>
    <style:style style:name="T1" style:family="text">
      <style:text-properties officeooo:rsid="001e4b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Изображение1" text:anchor-type="char" svg:x="0.023cm" svg:y="0.407cm" svg:width="20.978cm" svg:height="29.064cm" draw:z-index="0"><draw:image xlink:href="Pictures/100002010000042A000005C5C36B2FF40C720E0F.png" xlink:type="simple" xlink:show="embed" xlink:actuate="onLoad" loext:mime-type="image/png"/></draw:frame></text:p>
      <text:p text:style-name="P1"><draw:frame draw:style-name="fr2" draw:name="Изображение2" text:anchor-type="char" svg:x="0cm" svg:y="0.554cm" svg:width="21.001cm" svg:height="28.169cm" draw:z-index="1"><draw:image xlink:href="Pictures/10000201000003DB0000052C677FDC18F2D79297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Изображение3" text:anchor-type="char" svg:width="21.001cm" svg:height="29.61cm" draw:z-index="2"><draw:image xlink:href="Pictures/1000020100000420000005D178BF39960D4DAA7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11:08:08.089784049</meta:creation-date>
    <dc:date>2021-04-25T11:12:33.286184407</dc:date>
    <meta:editing-duration>PT4M26S</meta:editing-duration>
    <meta:editing-cycles>1</meta:editing-cycles>
    <meta:document-statistic meta:table-count="0" meta:image-count="3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